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0" calcext:value-type="date">
            <text:p>10/12/2024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7" calcext:value-type="date">
            <text:p>17/12/2024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23" calcext:value-type="date">
            <text:p>23/12/2024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5-08" calcext:value-type="date">
            <text:p>08/05/2025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7-21" calcext:value-type="date">
            <text:p>21/07/2025</text:p>
          </table:table-cell>
          <table:table-cell table:style-name="ce25" table:formula="of:=[.C6]-[.F6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1" calcext:value-type="date">
            <text:p>11/08/2025</text:p>
          </table:table-cell>
          <table:table-cell table:style-name="ce25" table:formula="of:=[.C7]-[.F7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9" calcext:value-type="date">
            <text:p>19/08/2025</text:p>
          </table:table-cell>
          <table:table-cell table:style-name="ce25" table:formula="of:=[.C8]-[.F8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9]-[.F9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0]-[.F10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1]-[.F11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2]-[.F12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3]-[.F13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4]-[.F14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14])" office:value-type="float" office:value="1740" calcext:value-type="float">
            <text:p>1.74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3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1:23.190390315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1:23.1931755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9-02T10:41:30.721448818</dc:date>
    <dc:language>pt-PT</dc:language>
    <meta:editing-cycles>419</meta:editing-cycles>
    <meta:editing-duration>PT12H50M39S</meta:editing-duration>
    <meta:print-date>2019-11-04T10:09:33.513893508</meta:print-date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